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2-12-02" calcext:value-type="date">
            <text:p>2022-12-02</text:p>
          </table:table-cell>
          <table:table-cell table:style-name="ce9" office:value-type="float" office:value="1464.76" calcext:value-type="float">
            <text:p>$1,464.76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1390" calcext:value-type="float">
            <text:p>$1,39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1227" calcext:value-type="float">
            <text:p>$1,227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4743.48" calcext:value-type="float">
            <text:p>$4,743.48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5018.48" calcext:value-type="float">
            <text:p>$5,018.48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1450.02" calcext:value-type="float">
            <text:p>$1,450.02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1080.01" calcext:value-type="float">
            <text:p>$1,080.01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1070.01" calcext:value-type="float">
            <text:p>$1,070.01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1370" calcext:value-type="float">
            <text:p>$1,37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1080.01" calcext:value-type="float">
            <text:p>$1,080.01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1150.01" calcext:value-type="float">
            <text:p>$1,150.01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1150.01" calcext:value-type="float">
            <text:p>$1,150.01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1100.01" calcext:value-type="float">
            <text:p>$1,100.01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1360.78" calcext:value-type="float">
            <text:p>$1,360.78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1360.78" calcext:value-type="float">
            <text:p>$1,360.78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17"/>
          <table:table-cell table:style-name="ce8"/>
          <table:table-cell table:style-name="ce9" table:number-columns-repeated="5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1031.01" calcext:value-type="float">
            <text:p>$1,031.01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1450.01" calcext:value-type="float">
            <text:p>$1,450.01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1400.01" calcext:value-type="float">
            <text:p>$1,400.01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1480" calcext:value-type="float">
            <text:p>$1,480.00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style-name="ce8"/>
          <table:table-cell table:style-name="ce9" table:number-columns-repeated="21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office:value-type="string" calcext:value-type="string">
            <text:p>CAD</text:p>
          </table:table-cell>
          <table:table-cell table:style-name="ce9" table:number-columns-repeated="23"/>
          <table:table-cell/>
          <table:table-cell table:style-name="ce9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8" table:number-columns-repeated="32"/>
          <table:table-cell table:number-columns-repeated="989"/>
        </table:table-row>
        <table:table-row table:style-name="ro1">
          <table:table-cell/>
          <table:table-cell table:style-name="ce8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office:forms form:automatic-focus="false" form:apply-design-mode="false"/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3-10-15" calcext:value-type="date">
            <text:p>2023-10-15</text:p>
          </table:table-cell>
          <table:table-cell table:style-name="ce9" office:value-type="float" office:value="-5260.47" calcext:value-type="float">
            <text:p>-$5,260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-2576.32" calcext:value-type="float">
            <text:p>-$2,576.3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-3558.62" calcext:value-type="float">
            <text:p>-$3,558.6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-1382.04" calcext:value-type="float">
            <text:p>-$1,382.0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-1586.8" calcext:value-type="float">
            <text:p>-$1,586.8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-1967.09" calcext:value-type="float">
            <text:p>-$1,967.0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-865.72" calcext:value-type="float">
            <text:p>-$865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-1134.08" calcext:value-type="float">
            <text:p>-$1,134.0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-1686.99" calcext:value-type="float">
            <text:p>-$1,686.9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-2006.75" calcext:value-type="float">
            <text:p>-$2,006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-1691.77" calcext:value-type="float">
            <text:p>-$1,691.7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-5845.68" calcext:value-type="float">
            <text:p>-$5,845.6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-5990.06" calcext:value-type="float">
            <text:p>-$5,990.0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-7860.37" calcext:value-type="float">
            <text:p>-$7,860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-8143.11" calcext:value-type="float">
            <text:p>-$8,143.1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-6893.6" calcext:value-type="float">
            <text:p>-$6,893.6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-6972.96" calcext:value-type="float">
            <text:p>-$6,972.9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-7277.98" calcext:value-type="float">
            <text:p>-$7,277.9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-1158.47" calcext:value-type="float">
            <text:p>-$1,158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-1480.22" calcext:value-type="float">
            <text:p>-$1,480.2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-1944.65" calcext:value-type="float">
            <text:p>-$1,944.6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-3936.16" calcext:value-type="float">
            <text:p>-$3,936.1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-4328.66" calcext:value-type="float">
            <text:p>-$4,328.6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-4835.75" calcext:value-type="float">
            <text:p>-$4,835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-2216.01" calcext:value-type="float">
            <text:p>-$2,216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-4364.75" calcext:value-type="float">
            <text:p>-$4,364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-2904.42" calcext:value-type="float">
            <text:p>-$2,904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-4178.14" calcext:value-type="float">
            <text:p>-$4,178.1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-4784.01" calcext:value-type="float">
            <text:p>-$4,784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-4790.72" calcext:value-type="float">
            <text:p>-$4,790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-637.37" calcext:value-type="float">
            <text:p>-$637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-951.31" calcext:value-type="float">
            <text:p>-$951.3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-2726.45" calcext:value-type="float">
            <text:p>-$2,726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-2696.46" calcext:value-type="float">
            <text:p>-$2,69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-2716.46" calcext:value-type="float">
            <text:p>-$2,71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-2892.69" calcext:value-type="float">
            <text:p>-$2,892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-3060.69" calcext:value-type="float">
            <text:p>-$3,060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-3230.28" calcext:value-type="float">
            <text:p>-$3,230.2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-3377.12" calcext:value-type="float">
            <text:p>-$3,377.1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-827.79" calcext:value-type="float">
            <text:p>-$827.7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-1524.87" calcext:value-type="float">
            <text:p>-$1,524.8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-1826.25" calcext:value-type="float">
            <text:p>-$1,826.2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-1957.42" calcext:value-type="float">
            <text:p>-$1,957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-657.94" calcext:value-type="float">
            <text:p>-$657.9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-874.95" calcext:value-type="float">
            <text:p>-$874.9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office:forms form:automatic-focus="false" form:apply-design-mode="false"/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3-12-04" calcext:value-type="date">
            <text:p>2023-12-04</text:p>
          </table:table-cell>
          <table:table-cell table:style-name="ce9" office:value-type="float" office:value="14231.88" calcext:value-type="float">
            <text:p>$14,231.88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10424.47" calcext:value-type="float">
            <text:p>$10,424.47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13224.62" calcext:value-type="float">
            <text:p>$13,224.6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13864.91" calcext:value-type="float">
            <text:p>$13,864.91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17241.28" calcext:value-type="float">
            <text:p>$17,241.28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13034.04" calcext:value-type="float">
            <text:p>$13,034.04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15099.59" calcext:value-type="float">
            <text:p>$15,099.59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15099.59" calcext:value-type="float">
            <text:p>$15,099.59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14062.63" calcext:value-type="float">
            <text:p>$14,062.63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14175.28" calcext:value-type="float">
            <text:p>$14,175.28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13429.56" calcext:value-type="float">
            <text:p>$13,429.56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16779" calcext:value-type="float">
            <text:p>$16,779.00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16926" calcext:value-type="float">
            <text:p>$16,926.00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17325.29" calcext:value-type="float">
            <text:p>$17,325.29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20373.77" calcext:value-type="float">
            <text:p>$20,373.77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19053.95" calcext:value-type="float">
            <text:p>$19,053.95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22572.43" calcext:value-type="float">
            <text:p>$22,572.43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22522.45" calcext:value-type="float">
            <text:p>$22,522.45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19279.34" calcext:value-type="float">
            <text:p>$19,279.34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17654.51" calcext:value-type="float">
            <text:p>$17,654.51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15367.15" calcext:value-type="float">
            <text:p>$15,367.15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18349.45" calcext:value-type="float">
            <text:p>$18,349.45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10746.13" calcext:value-type="float">
            <text:p>$10,746.13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18955.66" calcext:value-type="float">
            <text:p>$18,955.66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15800.75" calcext:value-type="float">
            <text:p>$15,800.75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11309.53" calcext:value-type="float">
            <text:p>$11,309.53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9164.82" calcext:value-type="float">
            <text:p>$9,164.8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9018.65" calcext:value-type="float">
            <text:p>$9,018.65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9921.61" calcext:value-type="float">
            <text:p>$9,921.61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10986.51" calcext:value-type="float">
            <text:p>$10,986.51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7263.61" calcext:value-type="float">
            <text:p>$7,263.61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8419.49" calcext:value-type="float">
            <text:p>$8,419.49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10508.92" calcext:value-type="float">
            <text:p>$10,508.9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9675.94" calcext:value-type="float">
            <text:p>$9,675.94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9692.34" calcext:value-type="float">
            <text:p>$9,692.34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10751.12" calcext:value-type="float">
            <text:p>$10,751.1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10751.12" calcext:value-type="float">
            <text:p>$10,751.1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10811.12" calcext:value-type="float">
            <text:p>$10,811.1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10811.12" calcext:value-type="float">
            <text:p>$10,811.1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15647.53" calcext:value-type="float">
            <text:p>$15,647.53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16457.21" calcext:value-type="float">
            <text:p>$16,457.21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17987.25" calcext:value-type="float">
            <text:p>$17,987.25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15795.46" calcext:value-type="float">
            <text:p>$15,795.46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20749.64" calcext:value-type="float">
            <text:p>$20,749.64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19487.65" calcext:value-type="float">
            <text:p>$19,487.65</text:p>
          </table:table-cell>
          <table:table-cell table:style-name="ce9" office:value-type="string" calcext:value-type="string">
            <text:p>CAD</text:p>
          </table:table-cell>
          <table:table-cell table:style-name="ce9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2" table:default-cell-style-name="ce9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6784.53" calcext:value-type="float">
            <text:p>$6,784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010.58" calcext:value-type="float">
            <text:p>$5,010.5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631.1" calcext:value-type="float">
            <text:p>$631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1000.45" calcext:value-type="float">
            <text:p>$1,000.4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200.54" calcext:value-type="float">
            <text:p>$200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500.61" calcext:value-type="float">
            <text:p>$500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00.41" calcext:value-type="float">
            <text:p>$300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1132.56" calcext:value-type="float">
            <text:p>$1,132.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598.65" calcext:value-type="float">
            <text:p>$1,59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46.53" calcext:value-type="float">
            <text:p>$1,546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59.37" calcext:value-type="float">
            <text:p>$1,759.3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300.13" calcext:value-type="float">
            <text:p>$2,300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3423.13" calcext:value-type="float">
            <text:p>$3,4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4456.91" calcext:value-type="float">
            <text:p>$4,456.9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5-15" calcext:value-type="date">
            <text:p>2024-05-15</text:p>
          </table:table-cell>
          <table:table-cell table:style-name="Default" office:value-type="float" office:value="5791.63" calcext:value-type="float">
            <text:p>5791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6-27" calcext:value-type="date">
            <text:p>2024-06-27</text:p>
          </table:table-cell>
          <table:table-cell table:style-name="Default" office:value-type="float" office:value="8412.61" calcext:value-type="float">
            <text:p>8412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7-03" calcext:value-type="date">
            <text:p>2024-07-03</text:p>
          </table:table-cell>
          <table:table-cell table:style-name="Default" office:value-type="float" office:value="7987.16" calcext:value-type="float">
            <text:p>798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8-10" calcext:value-type="date">
            <text:p>2024-08-10</text:p>
          </table:table-cell>
          <table:table-cell table:style-name="Default" office:value-type="float" office:value="9742.31" calcext:value-type="float">
            <text:p>9742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8-26" calcext:value-type="date">
            <text:p>2024-08-26</text:p>
          </table:table-cell>
          <table:table-cell table:style-name="Default" office:value-type="float" office:value="11234.87" calcext:value-type="float">
            <text:p>11234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9-14" calcext:value-type="date">
            <text:p>2024-09-14</text:p>
          </table:table-cell>
          <table:table-cell table:style-name="Default" office:value-type="float" office:value="12456.132" calcext:value-type="float">
            <text:p>12456.13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9-21" calcext:value-type="date">
            <text:p>2024-09-21</text:p>
          </table:table-cell>
          <table:table-cell table:style-name="Default" office:value-type="float" office:value="13621.456" calcext:value-type="float">
            <text:p>13621.4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10-24" calcext:value-type="date">
            <text:p>2024-10-24</text:p>
          </table:table-cell>
          <table:table-cell table:style-name="Default" office:value-type="float" office:value="14000.1" calcext:value-type="float">
            <text:p>14000.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348.65" calcext:value-type="float">
            <text:p>$15,34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16453.31" calcext:value-type="float">
            <text:p>$16,453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4567.31" calcext:value-type="float">
            <text:p>$14,567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7543.98" calcext:value-type="float">
            <text:p>$17,54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23457.15" calcext:value-type="float">
            <text:p>$23,457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2785.48" calcext:value-type="float">
            <text:p>$32,785.4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7459.64" calcext:value-type="float">
            <text:p>$27,459.6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4354.12" calcext:value-type="float">
            <text:p>$34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2469.12" calcext:value-type="float">
            <text:p>$42,469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7789.13" calcext:value-type="float">
            <text:p>$47,789.13</text:p>
          </table:table-cell>
          <table:table-cell office:value-type="string" calcext:value-type="string">
            <text:p>CAD</text:p>
          </table:table-cell>
        </table:table-row>
      </table:table>
      <table:table table:name="RRSP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2" table:default-cell-style-name="ce9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50651.51" calcext:value-type="float">
            <text:p>$50,651.5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761.81" calcext:value-type="float">
            <text:p>$50,761.8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51321.81" calcext:value-type="float">
            <text:p>$51,321.8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52874.15" calcext:value-type="float">
            <text:p>$52,874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51587.6" calcext:value-type="float">
            <text:p>$51,587.6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49354.12" calcext:value-type="float">
            <text:p>$49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48915.96" calcext:value-type="float">
            <text:p>$48,915.9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47589.54" calcext:value-type="float">
            <text:p>$47,589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48236.16" calcext:value-type="float">
            <text:p>$48,236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50197.36" calcext:value-type="float">
            <text:p>$50,197.3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53477.16" calcext:value-type="float">
            <text:p>$53,47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5658.1" calcext:value-type="float">
            <text:p>$55,658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55123.98" calcext:value-type="float">
            <text:p>$55,12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57946.13" calcext:value-type="float">
            <text:p>$57,946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61798.15" calcext:value-type="float">
            <text:p>$61,798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20" calcext:value-type="date">
            <text:p>2024-04-20</text:p>
          </table:table-cell>
          <table:table-cell office:value-type="float" office:value="63459.13" calcext:value-type="float">
            <text:p>$63,459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5-15" calcext:value-type="date">
            <text:p>2024-05-15</text:p>
          </table:table-cell>
          <table:table-cell table:style-name="Default" office:value-type="float" office:value="62794.61" calcext:value-type="float">
            <text:p>62794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6-27" calcext:value-type="date">
            <text:p>2024-06-27</text:p>
          </table:table-cell>
          <table:table-cell table:style-name="Default" office:value-type="float" office:value="62510.36" calcext:value-type="float">
            <text:p>62510.3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7-03" calcext:value-type="date">
            <text:p>2024-07-03</text:p>
          </table:table-cell>
          <table:table-cell table:style-name="Default" office:value-type="float" office:value="62354.16" calcext:value-type="float">
            <text:p>62354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8-10" calcext:value-type="date">
            <text:p>2024-08-10</text:p>
          </table:table-cell>
          <table:table-cell table:style-name="Default" office:value-type="float" office:value="61742.87" calcext:value-type="float">
            <text:p>61742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8-26" calcext:value-type="date">
            <text:p>2024-08-26</text:p>
          </table:table-cell>
          <table:table-cell table:style-name="Default" office:value-type="float" office:value="55784.65" calcext:value-type="float">
            <text:p>55784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9-14" calcext:value-type="date">
            <text:p>2024-09-14</text:p>
          </table:table-cell>
          <table:table-cell table:style-name="Default" office:value-type="float" office:value="53789.15" calcext:value-type="float">
            <text:p>53789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9-21" calcext:value-type="date">
            <text:p>2024-09-21</text:p>
          </table:table-cell>
          <table:table-cell table:style-name="Default" office:value-type="float" office:value="48123.61" calcext:value-type="float">
            <text:p>48123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10-24" calcext:value-type="date">
            <text:p>2024-10-24</text:p>
          </table:table-cell>
          <table:table-cell table:style-name="Default" office:value-type="float" office:value="45948.41" calcext:value-type="float">
            <text:p>45948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43197.53" calcext:value-type="float">
            <text:p>$43,197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53497.16" calcext:value-type="float">
            <text:p>$53,49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64123.13" calcext:value-type="float">
            <text:p>$64,1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66946.16" calcext:value-type="float">
            <text:p>$66,946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70945.49" calcext:value-type="float">
            <text:p>$70,945.49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75123.94" calcext:value-type="float">
            <text:p>$75,123.9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72948.61" calcext:value-type="float">
            <text:p>$72,948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80349.68" calcext:value-type="float">
            <text:p>$80,349.6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81687.63" calcext:value-type="float">
            <text:p>$81,687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82658.69" calcext:value-type="float">
            <text:p>$82,658.69</text:p>
          </table:table-cell>
          <table:table-cell office:value-type="string" calcext:value-type="string">
            <text:p>CAD</text:p>
          </table:table-cell>
        </table:table-row>
      </table:table>
      <table:table table:name="House value" table:style-name="ta4">
        <office:forms form:automatic-focus="false" form:apply-design-mode="false"/>
        <table:table-column table:style-name="co12" table:default-cell-style-name="ce6"/>
        <table:table-column table:style-name="co11" table:default-cell-style-name="ce7"/>
        <table:table-column table:style-name="co13" table:default-cell-style-name="ce9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  <table:table-cell office:value-type="string" calcext:value-type="string">
            <text:p>CAD</text:p>
          </table:table-cell>
        </table:table-row>
        <table:table-row table:style-name="ro1" table:number-rows-repeated="46">
          <table:table-cell table:number-columns-repeated="4"/>
        </table:table-row>
        <table:table-row table:style-name="ro3"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rtgage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4" table:default-cell-style-name="ce9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5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5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  <table:table-cell office:value-type="string" calcext:value-type="string">
            <text:p>CAD</text:p>
          </table:table-cell>
        </table:table-row>
      </table:table>
      <table:table table:name="US Savings" table:style-name="ta4">
        <office:forms form:automatic-focus="false" form:apply-design-mode="false"/>
        <table:table-column table:style-name="co11" table:number-columns-repeated="3" table:default-cell-style-name="ce6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chequing</text:p>
          </table:table-cell>
          <table:table-cell table:style-name="ce7" office:value-type="date" office:date-value="2022-12-02" calcext:value-type="date">
            <text:p>2022-12-02</text:p>
          </table:table-cell>
          <table:table-cell table:style-name="ce9" office:value-type="float" office:value="1" calcext:value-type="float">
            <text:p>$1.00</text:p>
          </table:table-cell>
          <table:table-cell table:style-name="ce9" office:value-type="string" calcext:value-type="string">
            <text:p>USD</text:p>
          </table:table-cell>
        </table:table-row>
      </table:table>
      <table:table table:name="Bitcoin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4" table:default-cell-style-name="ce9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0.1" calcext:value-type="float">
            <text:p>$0.1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0.2" calcext:value-type="float">
            <text:p>$0.2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5" office:value-type="date" office:date-value="2024-05-09" calcext:value-type="date">
            <text:p>2024-05-09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5" office:value-type="date" office:date-value="2024-08-11" calcext:value-type="date">
            <text:p>2024-08-11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BTC</text:p>
          </table:table-cell>
        </table:table-row>
      </table:table>
      <table:table table:name="Eth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4" table:default-cell-style-name="ce9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300.31" calcext:value-type="float">
            <text:p>$3,300.31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3400.23" calcext:value-type="float">
            <text:p>$3,400.2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5" office:value-type="date" office:date-value="2024-05-09" calcext:value-type="date">
            <text:p>2024-05-09</text:p>
          </table:table-cell>
          <table:table-cell table:style-name="Default" office:value-type="float" office:value="3500.13" calcext:value-type="float">
            <text:p>3500.1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5" office:value-type="date" office:date-value="2024-08-11" calcext:value-type="date">
            <text:p>2024-08-11</text:p>
          </table:table-cell>
          <table:table-cell table:style-name="Default" office:value-type="float" office:value="3605.45" calcext:value-type="float">
            <text:p>3605.45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3232.15" calcext:value-type="float">
            <text:p>$3,232.15</text:p>
          </table:table-cell>
          <table:table-cell office:value-type="string" calcext:value-type="string">
            <text:p>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text>$</number:text>
      <number:number number:decimal-places="2" number:min-decimal-places="2" number:min-integer-digits="1" number:grouping="true"/>
    </number:number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4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0" number:language="en" number:country="US">
      <number:hours/>
      <number:text>:</number:text>
      <number:minutes number:style="long"/>
      <number:text> </number:text>
      <number:am-pm/>
    </number:time-style>
    <number:date-style style:name="N10139" number:language="en" number:country="US">
      <number:month number:textual="true"/>
      <number:text>-</number:text>
      <number:year/>
    </number:date-style>
    <number:number-style style:name="N1013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4" number:language="en" number:country="US">
      <number:hours/>
      <number:text>:</number:text>
      <number:minutes number:style="long"/>
    </number:time-style>
    <number:date-style style:name="N10133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5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6T16:41:10.087572154</dc:date>
    <meta:editing-duration>PT51M47S</meta:editing-duration>
    <meta:editing-cycles>21</meta:editing-cycles>
    <meta:document-statistic meta:table-count="10" meta:cell-count="1029" meta:object-count="0"/>
  </office:meta>
</office:document-meta>
</file>